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PathTask.cre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addFilelist( FileList f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getTo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setTopath( String to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add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ddPathTask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PathTask.addDirset( DirSet d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setFirst( boolean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create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athTask.add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